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826cm" svg:height="0.762cm" svg:x="8.12cm" svg:y="2.524cm">
          <text:p text:style-name="P1">Deep Generative Model</text:p>
        </draw:rect>
        <draw:rect draw:style-name="gr1" draw:text-style-name="P1" xml:id="id2" draw:id="id2" draw:layer="layout" svg:width="4.826cm" svg:height="0.762cm" svg:x="2.332cm" svg:y="4.175cm">
          <text:p text:style-name="P1">Traceable density DGM</text:p>
        </draw:rect>
        <draw:rect draw:style-name="gr1" draw:text-style-name="P1" xml:id="id3" draw:id="id3" draw:layer="layout" svg:width="4.826cm" svg:height="0.762cm" svg:x="8.12cm" svg:y="4.175cm">
          <text:p text:style-name="P1">Approximate density DGM</text:p>
        </draw:rect>
        <draw:rect draw:style-name="gr1" draw:text-style-name="P1" xml:id="id4" draw:id="id4" draw:layer="layout" svg:width="4.826cm" svg:height="0.762cm" svg:x="13.854cm" svg:y="4.175cm">
          <text:p text:style-name="P1">Implicit density DGM</text:p>
        </draw:rect>
        <draw:rect draw:style-name="gr1" draw:text-style-name="P1" xml:id="id5" draw:id="id5" draw:layer="layout" svg:width="2.286cm" svg:height="1.524cm" svg:x="2.329cm" svg:y="5.826cm">
          <text:p text:style-name="P1">Flow</text:p>
          <text:p text:style-name="P1">normalizing</text:p>
        </draw:rect>
        <draw:rect draw:style-name="gr1" draw:text-style-name="P1" xml:id="id8" draw:id="id8" draw:layer="layout" svg:width="2.286cm" svg:height="1.524cm" svg:x="4.826cm" svg:y="5.826cm">
          <text:p text:style-name="P2">Recurrent</text:p>
          <text:p text:style-name="P2">network</text:p>
        </draw:rect>
        <draw:rect draw:style-name="gr1" draw:text-style-name="P1" xml:id="id6" draw:id="id6" draw:layer="layout" svg:width="2.286cm" svg:height="1.524cm" svg:x="8.126cm" svg:y="5.826cm">
          <text:p text:style-name="P2">Boltzmann</text:p>
          <text:p text:style-name="P2">machine</text:p>
        </draw:rect>
        <draw:rect draw:style-name="gr1" draw:text-style-name="P1" xml:id="id9" draw:id="id9" draw:layer="layout" svg:width="2.286cm" svg:height="1.524cm" svg:x="10.626cm" svg:y="5.826cm">
          <text:p text:style-name="P2">VAE</text:p>
        </draw:rect>
        <draw:rect draw:style-name="gr1" draw:text-style-name="P2" xml:id="id7" draw:id="id7" draw:layer="layout" svg:width="2.286cm" svg:height="1.524cm" svg:x="13.86cm" svg:y="5.826cm">
          <text:p text:style-name="P2">GAN</text:p>
        </draw:rect>
        <draw:rect draw:style-name="gr1" draw:text-style-name="P1" xml:id="id10" draw:id="id10" draw:layer="layout" svg:width="2.286cm" svg:height="1.524cm" svg:x="16.348cm" svg:y="5.826cm">
          <text:p text:style-name="P2">GSN</text:p>
        </draw:rect>
        <draw:ellipse draw:style-name="gr1" draw:text-style-name="P4" xml:id="id11" draw:id="id11" draw:layer="layout" svg:width="1.778cm" svg:height="1.016cm" svg:x="12.565cm" svg:y="8.112cm">
          <text:p text:style-name="P3"><text:span text:style-name="T1">AVA</text:span></text:p>
        </draw:ellipse>
        <draw:connector draw:style-name="gr2" draw:text-style-name="P3" draw:layer="layout" draw:type="line" svg:x1="10.533cm" svg:y1="3.286cm" svg:x2="4.745cm" svg:y2="4.175cm" draw:start-shape="id1" draw:start-glue-point="2" draw:end-shape="id2" draw:end-glue-point="0" svg:d="M10533 3286l-5788 889">
          <text:p/>
        </draw:connector>
        <draw:connector draw:style-name="gr2" draw:text-style-name="P3" draw:layer="layout" draw:type="line" svg:x1="10.533cm" svg:y1="3.286cm" svg:x2="10.533cm" svg:y2="4.175cm" draw:start-shape="id1" draw:start-glue-point="2" draw:end-shape="id3" draw:end-glue-point="0" svg:d="M10533 3286v889">
          <text:p/>
        </draw:connector>
        <draw:connector draw:style-name="gr2" draw:text-style-name="P3" draw:layer="layout" draw:type="line" svg:x1="10.533cm" svg:y1="3.286cm" svg:x2="16.267cm" svg:y2="4.175cm" draw:start-shape="id1" draw:start-glue-point="2" draw:end-shape="id4" draw:end-glue-point="0" svg:d="M10533 3286l5734 889">
          <text:p/>
        </draw:connector>
        <draw:connector draw:style-name="gr2" draw:text-style-name="P3" draw:layer="layout" draw:type="line" svg:x1="4.745cm" svg:y1="4.937cm" svg:x2="3.472cm" svg:y2="5.826cm" draw:start-shape="id2" draw:start-glue-point="2" draw:end-shape="id5" draw:end-glue-point="0" svg:d="M4745 4937l-1273 889">
          <text:p/>
        </draw:connector>
        <draw:connector draw:style-name="gr2" draw:text-style-name="P3" draw:layer="layout" draw:type="line" svg:x1="10.533cm" svg:y1="4.937cm" svg:x2="9.269cm" svg:y2="5.826cm" draw:start-shape="id3" draw:start-glue-point="2" draw:end-shape="id6" draw:end-glue-point="0" svg:d="M10533 4937l-1264 889">
          <text:p/>
        </draw:connector>
        <draw:connector draw:style-name="gr2" draw:text-style-name="P3" draw:layer="layout" draw:type="line" svg:x1="16.267cm" svg:y1="4.937cm" svg:x2="15.003cm" svg:y2="5.826cm" draw:start-shape="id4" draw:start-glue-point="2" draw:end-shape="id7" draw:end-glue-point="0" svg:d="M16267 4937l-1264 889">
          <text:p/>
        </draw:connector>
        <draw:connector draw:style-name="gr2" draw:text-style-name="P3" draw:layer="layout" draw:type="line" svg:x1="4.745cm" svg:y1="4.937cm" svg:x2="5.969cm" svg:y2="5.826cm" draw:start-shape="id2" draw:start-glue-point="2" draw:end-shape="id8" draw:end-glue-point="0" svg:d="M4745 4937l1224 889">
          <text:p/>
        </draw:connector>
        <draw:connector draw:style-name="gr2" draw:text-style-name="P3" draw:layer="layout" draw:type="line" svg:x1="10.533cm" svg:y1="4.937cm" svg:x2="11.769cm" svg:y2="5.826cm" draw:start-shape="id3" draw:start-glue-point="2" draw:end-shape="id9" draw:end-glue-point="0" svg:d="M10533 4937l1236 889">
          <text:p/>
        </draw:connector>
        <draw:connector draw:style-name="gr2" draw:text-style-name="P3" draw:layer="layout" draw:type="line" svg:x1="16.267cm" svg:y1="4.937cm" svg:x2="17.491cm" svg:y2="5.826cm" draw:start-shape="id4" draw:start-glue-point="2" draw:end-shape="id10" draw:end-glue-point="0" svg:d="M16267 4937l1224 889">
          <text:p/>
        </draw:connector>
        <draw:connector draw:style-name="gr3" draw:text-style-name="P3" draw:layer="layout" draw:type="line" svg:x1="11.769cm" svg:y1="7.35cm" svg:x2="13.454cm" svg:y2="8.112cm" draw:start-shape="id9" draw:start-glue-point="2" draw:end-shape="id11" draw:end-glue-point="0" svg:d="M11769 7350l1685 762">
          <text:p/>
        </draw:connector>
        <draw:connector draw:style-name="gr3" draw:text-style-name="P3" draw:layer="layout" draw:type="line" svg:x1="15.003cm" svg:y1="7.35cm" svg:x2="13.454cm" svg:y2="8.112cm" draw:start-shape="id7" draw:start-glue-point="2" draw:end-shape="id11" draw:end-glue-point="0" svg:d="M15003 7350l-1549 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4-05-12T07:45:46.55</meta:creation-date>
    <dc:date>2024-05-12T08:05:53.61</dc:date>
    <dc:creator>Loc Nguyen</dc:creator>
    <meta:editing-duration>PT20M5S</meta:editing-duration>
    <meta:editing-cycles>4</meta:editing-cycles>
    <meta:generator>OpenOffice/4.1.14$Win32 OpenOffice.org_project/4114m1$Build-9811</meta:generator>
    <meta:document-statistic meta:object-count="22"/>
  </office:meta>
</office:document-meta>
</file>